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ush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 (in Japanese with Roman alphabets)</text:p>
          </table:table-cell>
          <table:table-cell office:value-type="string" calcext:value-type="string">
            <text:p>style <text:s text:c="8"/>0:maki <text:s text:c="5"/>1:otherwise (see Wikipedia)</text:p>
          </table:table-cell>
          <table:table-cell office:value-type="string" calcext:value-type="string">
            <text:p>minor group</text:p>
          </table:table-cell>
          <table:table-cell office:value-type="string" calcext:value-type="string">
            <text:p>the heaviness/oiliness in taste, range[0-4] 0:heavy/oily</text:p>
          </table:table-cell>
          <table:table-cell office:value-type="string" calcext:value-type="string">
            <text:p>how frequently the user eats the SUSHI, range[0-3] 3:frequently eat</text:p>
          </table:table-cell>
          <table:table-cell office:value-type="string" calcext:value-type="string">
            <text:p>normalized price</text:p>
          </table:table-cell>
          <table:table-cell office:value-type="string" calcext:value-type="string">
            <text:p>how frequently the SUSHI is sold in sushi shop</text:p>
          </table:table-cell>
          <table:table-cell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yab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2894736842105" calcext:value-type="float">
            <text:p>1,32894736842105</text:p>
          </table:table-cell>
          <table:table-cell office:value-type="float" office:value="0.407894736842105" calcext:value-type="float">
            <text:p>0,40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7014925373134" calcext:value-type="float">
            <text:p>1,97014925373134</text:p>
          </table:table-cell>
          <table:table-cell office:value-type="float" office:value="0.432835820895522" calcext:value-type="float">
            <text:p>0,43283582089552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ama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93670886075949" calcext:value-type="float">
            <text:p>1,93670886075949</text:p>
          </table:table-cell>
          <table:table-cell office:value-type="float" office:value="0.443037974683544" calcext:value-type="float">
            <text:p>0,443037974683544</text:p>
          </table:table-cell>
          <table:table-cell office:value-type="float" office:value="1.5" calcext:value-type="float">
            <text:p>1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arasum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0666666666667" calcext:value-type="float">
            <text:p>1,70666666666667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1.72727272727273" calcext:value-type="float">
            <text:p>1,72727272727273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mo_kyu_ma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1153846153846" calcext:value-type="float">
            <text:p>2,71153846153846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maka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52380952381" calcext:value-type="float">
            <text:p>2,3452380952381</text:p>
          </table:table-cell>
          <table:table-cell office:value-type="float" office:value="0.523809523809524" calcext:value-type="float">
            <text:p>0,523809523809524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ujir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5757575757576" calcext:value-type="float">
            <text:p>1,25757575757576</text:p>
          </table:table-cell>
          <table:table-cell office:value-type="float" office:value="0.545454545454545" calcext:value-type="float">
            <text:p>0,545454545454545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875" calcext:value-type="float">
            <text:p>1,2875</text:p>
          </table:table-cell>
          <table:table-cell office:value-type="float" office:value="0.5625" calcext:value-type="float">
            <text:p>0,5625</text:p>
          </table:table-cell>
          <table:table-cell office:value-type="float" office:value="1.5" calcext:value-type="float">
            <text:p>1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i_kurag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44444444444444" calcext:value-type="float">
            <text:p>1,44444444444444</text:p>
          </table:table-cell>
          <table:table-cell office:value-type="float" office:value="0.569444444444444" calcext:value-type="float">
            <text:p>0,56944444444444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hisha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  <table:table-cell office:value-type="float" office:value="0.613333333333333" calcext:value-type="float">
            <text:p>0,61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kim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45762711864407" calcext:value-type="float">
            <text:p>0,745762711864407</text:p>
          </table:table-cell>
          <table:table-cell office:value-type="float" office:value="0.61864406779661" calcext:value-type="float">
            <text:p>0,61864406779661</text:p>
          </table:table-cell>
          <table:table-cell office:value-type="float" office:value="1.75" calcext:value-type="float">
            <text:p>1,7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ku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3741935483871" calcext:value-type="float">
            <text:p>2,3741935483871</text:p>
          </table:table-cell>
          <table:table-cell office:value-type="float" office:value="0.625806451612903" calcext:value-type="float">
            <text:p>0,62580645161290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sam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as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18224299065421" calcext:value-type="float">
            <text:p>3,18224299065421</text:p>
          </table:table-cell>
          <table:table-cell office:value-type="float" office:value="0.668224299065421" calcext:value-type="float">
            <text:p>0,668224299065421</text:p>
          </table:table-cell>
          <table:table-cell office:value-type="float" office:value="1.16666666666667" calcext:value-type="float">
            <text:p>1,16666666666667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24324324324324" calcext:value-type="float">
            <text:p>2,24324324324324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biu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350649350649" calcext:value-type="float">
            <text:p>2,49350649350649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1.5" calcext:value-type="float">
            <text:p>1,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a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77922077922078" calcext:value-type="float">
            <text:p>1,77922077922078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1.25" calcext:value-type="float">
            <text:p>1,25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sash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47863247863248" calcext:value-type="float">
            <text:p>1,47863247863248</text:p>
          </table:table-cell>
          <table:table-cell office:value-type="float" office:value="0.747863247863248" calcext:value-type="float">
            <text:p>0,747863247863248</text:p>
          </table:table-cell>
          <table:table-cell office:value-type="float" office:value="2.38888888888889" calcext:value-type="float">
            <text:p>2,38888888888889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ug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2903225806452" calcext:value-type="float">
            <text:p>3,12903225806452</text:p>
          </table:table-cell>
          <table:table-cell office:value-type="float" office:value="0.748387096774194" calcext:value-type="float">
            <text:p>0,748387096774194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omochi_konb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24425287356322" calcext:value-type="float">
            <text:p>2,24425287356322</text:p>
          </table:table-cell>
          <table:table-cell office:value-type="float" office:value="0.78735632183908" calcext:value-type="float">
            <text:p>0,78735632183908</text:p>
          </table:table-cell>
          <table:table-cell office:value-type="float" office:value="2.16666666666667" calcext:value-type="float">
            <text:p>2,1666666666666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iwar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41333333333333" calcext:value-type="float">
            <text:p>3,41333333333333</text:p>
          </table:table-cell>
          <table:table-cell office:value-type="float" office:value="0.793333333333333" calcext:value-type="float">
            <text:p>0,793333333333333</text:p>
          </table:table-cell>
          <table:table-cell office:value-type="float" office:value="1.15" calcext:value-type="float">
            <text:p>1,1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i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5954198473282" calcext:value-type="float">
            <text:p>2,25954198473282</text:p>
          </table:table-cell>
          <table:table-cell office:value-type="float" office:value="0.793893129770992" calcext:value-type="float">
            <text:p>0,793893129770992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kab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05128205128205" calcext:value-type="float">
            <text:p>3,05128205128205</text:p>
          </table:table-cell>
          <table:table-cell office:value-type="float" office:value="0.807692307692308" calcext:value-type="float">
            <text:p>0,8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a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678391959799" calcext:value-type="float">
            <text:p>2,5678391959799</text:p>
          </table:table-cell>
          <table:table-cell office:value-type="float" office:value="0.834170854271357" calcext:value-type="float">
            <text:p>0,834170854271357</text:p>
          </table:table-cell>
          <table:table-cell office:value-type="float" office:value="1.5" calcext:value-type="float">
            <text:p>1,5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bi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24697336561743" calcext:value-type="float">
            <text:p>2,24697336561743</text:p>
          </table:table-cell>
          <table:table-cell office:value-type="float" office:value="0.871670702179177" calcext:value-type="float">
            <text:p>0,871670702179177</text:p>
          </table:table-cell>
          <table:table-cell office:value-type="float" office:value="1.40037878787879" calcext:value-type="float">
            <text:p>1,40037878787879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yusash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4553990610329" calcext:value-type="float">
            <text:p>1,14553990610329</text:p>
          </table:table-cell>
          <table:table-cell office:value-type="float" office:value="0.873239436619718" calcext:value-type="float">
            <text:p>0,873239436619718</text:p>
          </table:table-cell>
          <table:table-cell office:value-type="float" office:value="2.03636363636364" calcext:value-type="float">
            <text:p>2,03636363636364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za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038961038961" calcext:value-type="float">
            <text:p>2,41038961038961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1.44666666666667" calcext:value-type="float">
            <text:p>1,44666666666667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aw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,375</text:p>
          </table:table-cell>
          <table:table-cell office:value-type="float" office:value="0.897727272727273" calcext:value-type="float">
            <text:p>0,897727272727273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oyag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9825783972125" calcext:value-type="float">
            <text:p>2,49825783972125</text:p>
          </table:table-cell>
          <table:table-cell office:value-type="float" office:value="0.9198606271777" calcext:value-type="float">
            <text:p>0,9198606271777</text:p>
          </table:table-cell>
          <table:table-cell office:value-type="float" office:value="1.7" calcext:value-type="float">
            <text:p>1,7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magu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9302325581395" calcext:value-type="float">
            <text:p>2,29302325581395</text:p>
          </table:table-cell>
          <table:table-cell office:value-type="float" office:value="0.925581395348837" calcext:value-type="float">
            <text:p>0,925581395348837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ra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7887323943662" calcext:value-type="float">
            <text:p>1,87887323943662</text:p>
          </table:table-cell>
          <table:table-cell office:value-type="float" office:value="0.946478873239437" calcext:value-type="float">
            <text:p>0,946478873239437</text:p>
          </table:table-cell>
          <table:table-cell office:value-type="float" office:value="1.16" calcext:value-type="float">
            <text:p>1,16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ira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962962962963" calcext:value-type="float">
            <text:p>2,4962962962963</text:p>
          </table:table-cell>
          <table:table-cell office:value-type="float" office:value="0.948148148148148" calcext:value-type="float">
            <text:p>0,948148148148148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a_kyu_m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2463768115942" calcext:value-type="float">
            <text:p>2,22463768115942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1.58333333333333" calcext:value-type="float">
            <text:p>1,58333333333333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k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57185039370079" calcext:value-type="float">
            <text:p>2,57185039370079</text:p>
          </table:table-cell>
          <table:table-cell office:value-type="float" office:value="0.993110236220472" calcext:value-type="float">
            <text:p>0,993110236220472</text:p>
          </table:table-cell>
          <table:table-cell office:value-type="float" office:value="1.85656565656566" calcext:value-type="float">
            <text:p>1,85656565656566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irama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058823529412" calcext:value-type="float">
            <text:p>1,97058823529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ru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055793991416" calcext:value-type="float">
            <text:p>2,39055793991416</text:p>
          </table:table-cell>
          <table:table-cell office:value-type="float" office:value="1" calcext:value-type="float">
            <text:p>1</text:p>
          </table:table-cell>
          <table:table-cell office:value-type="float" office:value="2.47916666666667" calcext:value-type="float">
            <text:p>2,47916666666667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kuwan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3025404157044" calcext:value-type="float">
            <text:p>3,33025404157044</text:p>
          </table:table-cell>
          <table:table-cell office:value-type="float" office:value="1.01154734411085" calcext:value-type="float">
            <text:p>1,01154734411085</text:p>
          </table:table-cell>
          <table:table-cell office:value-type="float" office:value="1.03333333333333" calcext:value-type="float">
            <text:p>1,0333333333333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ntaiko_m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8698224852071" calcext:value-type="float">
            <text:p>1,8698224852071</text:p>
          </table:table-cell>
          <table:table-cell office:value-type="float" office:value="1.01775147928994" calcext:value-type="float">
            <text:p>1,01775147928994</text:p>
          </table:table-cell>
          <table:table-cell office:value-type="float" office:value="1.25" calcext:value-type="float">
            <text:p>1,2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yo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132450331126" calcext:value-type="float">
            <text:p>2,80132450331126</text:p>
          </table:table-cell>
          <table:table-cell office:value-type="float" office:value="1.02207505518764" calcext:value-type="float">
            <text:p>1,02207505518764</text:p>
          </table:table-cell>
          <table:table-cell office:value-type="float" office:value="1.81944444444444" calcext:value-type="float">
            <text:p>1,81944444444444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ntai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125" calcext:value-type="float">
            <text:p>1,8125</text:p>
          </table:table-cell>
          <table:table-cell office:value-type="float" office:value="1.02380952380952" calcext:value-type="float">
            <text:p>1,02380952380952</text:p>
          </table:table-cell>
          <table:table-cell office:value-type="float" office:value="1.49636363636364" calcext:value-type="float">
            <text:p>1,4963636363636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nimis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10091743119266" calcext:value-type="float">
            <text:p>0,910091743119266</text:p>
          </table:table-cell>
          <table:table-cell office:value-type="float" office:value="1.02385321100917" calcext:value-type="float">
            <text:p>1,02385321100917</text:p>
          </table:table-cell>
          <table:table-cell office:value-type="float" office:value="1.83333333333333" calcext:value-type="float">
            <text:p>1,83333333333333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hiso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4969696969697" calcext:value-type="float">
            <text:p>3,4969696969697</text:p>
          </table:table-cell>
          <table:table-cell office:value-type="float" office:value="1.04848484848485" calcext:value-type="float">
            <text:p>1,0484848484848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ka_natt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8108108108108" calcext:value-type="float">
            <text:p>1,58108108108108</text:p>
          </table:table-cell>
          <table:table-cell office:value-type="float" office:value="1.08108108108108" calcext:value-type="float">
            <text:p>1,08108108108108</text:p>
          </table:table-cell>
          <table:table-cell office:value-type="float" office:value="1.09090909090909" calcext:value-type="float">
            <text:p>1,09090909090909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kki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6966490299824" calcext:value-type="float">
            <text:p>2,56966490299824</text:p>
          </table:table-cell>
          <table:table-cell office:value-type="float" office:value="1.08465608465608" calcext:value-type="float">
            <text:p>1,08465608465608</text:p>
          </table:table-cell>
          <table:table-cell office:value-type="float" office:value="2.29356060606061" calcext:value-type="float">
            <text:p>2,29356060606061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wab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2697841726619" calcext:value-type="float">
            <text:p>2,52697841726619</text:p>
          </table:table-cell>
          <table:table-cell office:value-type="float" office:value="1.08902877697842" calcext:value-type="float">
            <text:p>1,08902877697842</text:p>
          </table:table-cell>
          <table:table-cell office:value-type="float" office:value="3.64640151515151" calcext:value-type="float">
            <text:p>3,64640151515151</text:p>
          </table:table-cell>
          <table:table-cell office:value-type="float" office:value="0.64" calcext:value-type="float">
            <text:p>0,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are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1.09473684210526" calcext:value-type="float">
            <text:p>1,0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higakid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5882352941176" calcext:value-type="float">
            <text:p>2,65882352941176</text:p>
          </table:table-cell>
          <table:table-cell office:value-type="float" office:value="1.10588235294118" calcext:value-type="float">
            <text:p>1,10588235294118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ri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3507728894174" calcext:value-type="float">
            <text:p>2,53507728894174</text:p>
          </table:table-cell>
          <table:table-cell office:value-type="float" office:value="1.11058263971463" calcext:value-type="float">
            <text:p>1,11058263971463</text:p>
          </table:table-cell>
          <table:table-cell office:value-type="float" office:value="2.125" calcext:value-type="float">
            <text:p>2,125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zu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536312849162" calcext:value-type="float">
            <text:p>2,6536312849162</text:p>
          </table:table-cell>
          <table:table-cell office:value-type="float" office:value="1.12011173184358" calcext:value-type="float">
            <text:p>1,12011173184358</text:p>
          </table:table-cell>
          <table:table-cell office:value-type="float" office:value="3.13333333333333" calcext:value-type="float">
            <text:p>3,13333333333333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me_shiso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7752161383285" calcext:value-type="float">
            <text:p>3,37752161383285</text:p>
          </table:table-cell>
          <table:table-cell office:value-type="float" office:value="1.12968299711816" calcext:value-type="float">
            <text:p>1,12968299711816</text:p>
          </table:table-cell>
          <table:table-cell office:value-type="float" office:value="1.04" calcext:value-type="float">
            <text:p>1,0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h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024504084014" calcext:value-type="float">
            <text:p>2,7024504084014</text:p>
          </table:table-cell>
          <table:table-cell office:value-type="float" office:value="1.14819136522754" calcext:value-type="float">
            <text:p>1,14819136522754</text:p>
          </table:table-cell>
          <table:table-cell office:value-type="float" office:value="1.05244755244755" calcext:value-type="float">
            <text:p>1,05244755244755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s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33189655172414" calcext:value-type="float">
            <text:p>2,33189655172414</text:p>
          </table:table-cell>
          <table:table-cell office:value-type="float" office:value="1.15086206896552" calcext:value-type="float">
            <text:p>1,15086206896552</text:p>
          </table:table-cell>
          <table:table-cell office:value-type="float" office:value="1.01818181818182" calcext:value-type="float">
            <text:p>1,0181818181818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subu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140845070423" calcext:value-type="float">
            <text:p>2,40140845070423</text:p>
          </table:table-cell>
          <table:table-cell office:value-type="float" office:value="1.16197183098592" calcext:value-type="float">
            <text:p>1,16197183098592</text:p>
          </table:table-cell>
          <table:table-cell office:value-type="float" office:value="1.85" calcext:value-type="float">
            <text:p>1,8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un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68181818181818" calcext:value-type="float">
            <text:p>2,68181818181818</text:p>
          </table:table-cell>
          <table:table-cell office:value-type="float" office:value="1.17094861660079" calcext:value-type="float">
            <text:p>1,17094861660079</text:p>
          </table:table-cell>
          <table:table-cell office:value-type="float" office:value="2.37676767676768" calcext:value-type="float">
            <text:p>2,37676767676768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tt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75" calcext:value-type="float">
            <text:p>1,675</text:p>
          </table:table-cell>
          <table:table-cell office:value-type="float" office:value="1.1875" calcext:value-type="float">
            <text:p>1,187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npyo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2191780821918" calcext:value-type="float">
            <text:p>2,82191780821918</text:p>
          </table:table-cell>
          <table:table-cell office:value-type="float" office:value="1.21461187214612" calcext:value-type="float">
            <text:p>1,2146118721461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me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29787234042553" calcext:value-type="float">
            <text:p>3,29787234042553</text:p>
          </table:table-cell>
          <table:table-cell office:value-type="float" office:value="1.22695035460993" calcext:value-type="float">
            <text:p>1,2269503546099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519480519481" calcext:value-type="float">
            <text:p>1,80519480519481</text:p>
          </table:table-cell>
          <table:table-cell office:value-type="float" office:value="1.23376623376623" calcext:value-type="float">
            <text:p>1,23376623376623</text:p>
          </table:table-cell>
          <table:table-cell office:value-type="float" office:value="1.51111111111111" calcext:value-type="float">
            <text:p>1,51111111111111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himaaj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7142857143" calcext:value-type="float">
            <text:p>2,22857142857143</text:p>
          </table:table-cell>
          <table:table-cell office:value-type="float" office:value="1.24464285714286" calcext:value-type="float">
            <text:p>1,24464285714286</text:p>
          </table:table-cell>
          <table:table-cell office:value-type="float" office:value="2.68831168831169" calcext:value-type="float">
            <text:p>2,68831168831169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rabagan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68032786885246" calcext:value-type="float">
            <text:p>2,68032786885246</text:p>
          </table:table-cell>
          <table:table-cell office:value-type="float" office:value="1.29508196721311" calcext:value-type="float">
            <text:p>1,29508196721311</text:p>
          </table:table-cell>
          <table:table-cell office:value-type="float" office:value="3.41515151515152" calcext:value-type="float">
            <text:p>3,41515151515152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ka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1675041876047" calcext:value-type="float">
            <text:p>2,51675041876047</text:p>
          </table:table-cell>
          <table:table-cell office:value-type="float" office:value="1.32747068676717" calcext:value-type="float">
            <text:p>1,32747068676717</text:p>
          </table:table-cell>
          <table:table-cell office:value-type="float" office:value="3.33244949494949" calcext:value-type="float">
            <text:p>3,33244949494949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atto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3424657534247" calcext:value-type="float">
            <text:p>1,53424657534247</text:p>
          </table:table-cell>
          <table:table-cell office:value-type="float" office:value="1.337899543379" calcext:value-type="float">
            <text:p>1,337899543379</text:p>
          </table:table-cell>
          <table:table-cell office:value-type="float" office:value="1.29166666666667" calcext:value-type="float">
            <text:p>1,29166666666667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was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328125" calcext:value-type="float">
            <text:p>2,11328125</text:p>
          </table:table-cell>
          <table:table-cell office:value-type="float" office:value="1.345703125" calcext:value-type="float">
            <text:p>1,345703125</text:p>
          </table:table-cell>
          <table:table-cell office:value-type="float" office:value="1.34090909090909" calcext:value-type="float">
            <text:p>1,34090909090909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zu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611111111111" calcext:value-type="float">
            <text:p>1,48611111111111</text:p>
          </table:table-cell>
          <table:table-cell office:value-type="float" office:value="1.375" calcext:value-type="float">
            <text:p>1,375</text:p>
          </table:table-cell>
          <table:table-cell office:value-type="float" office:value="2.125" calcext:value-type="float">
            <text:p>2,12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attou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65225933202358" calcext:value-type="float">
            <text:p>1,65225933202358</text:p>
          </table:table-cell>
          <table:table-cell office:value-type="float" office:value="1.3811394891945" calcext:value-type="float">
            <text:p>1,381139489194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632231404959" calcext:value-type="float">
            <text:p>1,91632231404959</text:p>
          </table:table-cell>
          <table:table-cell office:value-type="float" office:value="1.3853305785124" calcext:value-type="float">
            <text:p>1,3853305785124</text:p>
          </table:table-cell>
          <table:table-cell office:value-type="float" office:value="1.48290043290043" calcext:value-type="float">
            <text:p>1,48290043290043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ngaw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2" calcext:value-type="float">
            <text:p>2,202</text:p>
          </table:table-cell>
          <table:table-cell office:value-type="float" office:value="1.406" calcext:value-type="float">
            <text:p>1,406</text:p>
          </table:table-cell>
          <table:table-cell office:value-type="float" office:value="2.00865800865801" calcext:value-type="float">
            <text:p>2,00865800865801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ag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44273907910272" calcext:value-type="float">
            <text:p>0,544273907910272</text:p>
          </table:table-cell>
          <table:table-cell office:value-type="float" office:value="1.42621015348288" calcext:value-type="float">
            <text:p>1,42621015348288</text:p>
          </table:table-cell>
          <table:table-cell office:value-type="float" office:value="2.23724747474747" calcext:value-type="float">
            <text:p>2,23724747474747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ppa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73054755043228" calcext:value-type="float">
            <text:p>3,73054755043228</text:p>
          </table:table-cell>
          <table:table-cell office:value-type="float" office:value="1.45677233429395" calcext:value-type="float">
            <text:p>1,45677233429395</text:p>
          </table:table-cell>
          <table:table-cell office:value-type="float" office:value="1.02" calcext:value-type="float">
            <text:p>1,02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d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47706422018349" calcext:value-type="float">
            <text:p>2,47706422018349</text:p>
          </table:table-cell>
          <table:table-cell office:value-type="float" office:value="1.46177370030581" calcext:value-type="float">
            <text:p>1,4617737003058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irau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8256880733945" calcext:value-type="float">
            <text:p>3,08256880733945</text:p>
          </table:table-cell>
          <table:table-cell office:value-type="float" office:value="1.46788990825688" calcext:value-type="float">
            <text:p>1,46788990825688</text:p>
          </table:table-cell>
          <table:table-cell office:value-type="float" office:value="1.33333333333333" calcext:value-type="float">
            <text:p>1,33333333333333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n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2373271889401" calcext:value-type="float">
            <text:p>2,82373271889401</text:p>
          </table:table-cell>
          <table:table-cell office:value-type="float" office:value="1.47465437788018" calcext:value-type="float">
            <text:p>1,47465437788018</text:p>
          </table:table-cell>
          <table:table-cell office:value-type="float" office:value="2.03787878787879" calcext:value-type="float">
            <text:p>2,03787878787879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ts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0791599353796" calcext:value-type="float">
            <text:p>1,90791599353796</text:p>
          </table:table-cell>
          <table:table-cell office:value-type="float" office:value="1.48465266558966" calcext:value-type="float">
            <text:p>1,48465266558966</text:p>
          </table:table-cell>
          <table:table-cell office:value-type="float" office:value="1.46481481481481" calcext:value-type="float">
            <text:p>1,46481481481481</text:p>
          </table:table-cell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rada_ma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09146341463415" calcext:value-type="float">
            <text:p>2,09146341463415</text:p>
          </table:table-cell>
          <table:table-cell office:value-type="float" office:value="1.49390243902439" calcext:value-type="float">
            <text:p>1,4939024390243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taneb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8717948717949" calcext:value-type="float">
            <text:p>1,98717948717949</text:p>
          </table:table-cell>
          <table:table-cell office:value-type="float" office:value="1.56623931623932" calcext:value-type="float">
            <text:p>1,56623931623932</text:p>
          </table:table-cell>
          <table:table-cell office:value-type="float" office:value="3.04747474747475" calcext:value-type="float">
            <text:p>3,04747474747475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pac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322580645161" calcext:value-type="float">
            <text:p>1,58322580645161</text:p>
          </table:table-cell>
          <table:table-cell office:value-type="float" office:value="1.57290322580645" calcext:value-type="float">
            <text:p>1,57290322580645</text:p>
          </table:table-cell>
          <table:table-cell office:value-type="float" office:value="2.46143250688705" calcext:value-type="float">
            <text:p>2,46143250688705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j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380952380952" calcext:value-type="float">
            <text:p>2,32380952380952</text:p>
          </table:table-cell>
          <table:table-cell office:value-type="float" office:value="1.6021164021164" calcext:value-type="float">
            <text:p>1,6021164021164</text:p>
          </table:table-cell>
          <table:table-cell office:value-type="float" office:value="2.08131313131313" calcext:value-type="float">
            <text:p>2,08131313131313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r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9361022364217" calcext:value-type="float">
            <text:p>2,99361022364217</text:p>
          </table:table-cell>
          <table:table-cell office:value-type="float" office:value="1.61661341853035" calcext:value-type="float">
            <text:p>1,61661341853035</text:p>
          </table:table-cell>
          <table:table-cell office:value-type="float" office:value="3.06915584415584" calcext:value-type="float">
            <text:p>3,06915584415584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2406015037594" calcext:value-type="float">
            <text:p>0,962406015037594</text:p>
          </table:table-cell>
          <table:table-cell office:value-type="float" office:value="1.62406015037594" calcext:value-type="float">
            <text:p>1,62406015037594</text:p>
          </table:table-cell>
          <table:table-cell office:value-type="float" office:value="1.625" calcext:value-type="float">
            <text:p>1,625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ar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8383233532934" calcext:value-type="float">
            <text:p>1,58383233532934</text:p>
          </table:table-cell>
          <table:table-cell office:value-type="float" office:value="1.62574850299401" calcext:value-type="float">
            <text:p>1,625748502994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81304347826087" calcext:value-type="float">
            <text:p>0,81304347826087</text:p>
          </table:table-cell>
          <table:table-cell office:value-type="float" office:value="1.64347826086957" calcext:value-type="float">
            <text:p>1,64347826086957</text:p>
          </table:table-cell>
          <table:table-cell office:value-type="float" office:value="3.28728191000918" calcext:value-type="float">
            <text:p>3,28728191000918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urumaeb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42483660130719" calcext:value-type="float">
            <text:p>2,42483660130719</text:p>
          </table:table-cell>
          <table:table-cell office:value-type="float" office:value="1.68627450980392" calcext:value-type="float">
            <text:p>1,68627450980392</text:p>
          </table:table-cell>
          <table:table-cell office:value-type="float" office:value="3.2" calcext:value-type="float">
            <text:p>3,2</text:p>
          </table:table-cell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9093157460841" calcext:value-type="float">
            <text:p>2,99093157460841</text:p>
          </table:table-cell>
          <table:table-cell office:value-type="float" office:value="1.70074196207749" calcext:value-type="float">
            <text:p>1,70074196207749</text:p>
          </table:table-cell>
          <table:table-cell office:value-type="float" office:value="2.26124401913876" calcext:value-type="float">
            <text:p>2,26124401913876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08845888044229" calcext:value-type="float">
            <text:p>3,08845888044229</text:p>
          </table:table-cell>
          <table:table-cell office:value-type="float" office:value="1.71734623358673" calcext:value-type="float">
            <text:p>1,71734623358673</text:p>
          </table:table-cell>
          <table:table-cell office:value-type="float" office:value="1.38433014354067" calcext:value-type="float">
            <text:p>1,38433014354067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ro_s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1489361702128" calcext:value-type="float">
            <text:p>0,691489361702128</text:p>
          </table:table-cell>
          <table:table-cell office:value-type="float" office:value="1.75177304964539" calcext:value-type="float">
            <text:p>1,75177304964539</text:p>
          </table:table-cell>
          <table:table-cell office:value-type="float" office:value="2.62310606060606" calcext:value-type="float">
            <text:p>2,62310606060606</text:p>
          </table:table-cell>
          <table:table-cell office:value-type="float" office:value="0.16" calcext:value-type="float">
            <text:p>0,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atega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541249036237" calcext:value-type="float">
            <text:p>2,34541249036237</text:p>
          </table:table-cell>
          <table:table-cell office:value-type="float" office:value="1.78565921356978" calcext:value-type="float">
            <text:p>1,78565921356978</text:p>
          </table:table-cell>
          <table:table-cell office:value-type="float" office:value="1.77219564061669" calcext:value-type="float">
            <text:p>1,77219564061669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ag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36807095343681" calcext:value-type="float">
            <text:p>2,36807095343681</text:p>
          </table:table-cell>
          <table:table-cell office:value-type="float" office:value="1.86622320768662" calcext:value-type="float">
            <text:p>1,86622320768662</text:p>
          </table:table-cell>
          <table:table-cell office:value-type="float" office:value="1.03246753246753" calcext:value-type="float">
            <text:p>1,03246753246753</text:p>
          </table:table-cell>
          <table:table-cell office:value-type="float" office:value="0.84" calcext:value-type="float">
            <text:p>0,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mac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849731663685" calcext:value-type="float">
            <text:p>1,25849731663685</text:p>
          </table:table-cell>
          <table:table-cell office:value-type="float" office:value="1.87477638640429" calcext:value-type="float">
            <text:p>1,87477638640429</text:p>
          </table:table-cell>
          <table:table-cell office:value-type="float" office:value="1.67305871212121" calcext:value-type="float">
            <text:p>1,67305871212121</text:p>
          </table:table-cell>
          <table:table-cell office:value-type="float" office:value="0.64" calcext:value-type="float">
            <text:p>0,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kka_m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13375796178" calcext:value-type="float">
            <text:p>2,24713375796178</text:p>
          </table:table-cell>
          <table:table-cell office:value-type="float" office:value="1.87898089171975" calcext:value-type="float">
            <text:p>1,87898089171975</text:p>
          </table:table-cell>
          <table:table-cell office:value-type="float" office:value="1.57983682983683" calcext:value-type="float">
            <text:p>1,57983682983683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u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6487252124646" calcext:value-type="float">
            <text:p>1,26487252124646</text:p>
          </table:table-cell>
          <table:table-cell office:value-type="float" office:value="1.97946175637394" calcext:value-type="float">
            <text:p>1,97946175637394</text:p>
          </table:table-cell>
          <table:table-cell office:value-type="float" office:value="2.69536271808999" calcext:value-type="float">
            <text:p>2,69536271808999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26384364820847" calcext:value-type="float">
            <text:p>0,926384364820847</text:p>
          </table:table-cell>
          <table:table-cell office:value-type="float" office:value="1.99022801302932" calcext:value-type="float">
            <text:p>1,99022801302932</text:p>
          </table:table-cell>
          <table:table-cell office:value-type="float" office:value="1.99245867768595" calcext:value-type="float">
            <text:p>1,99245867768595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gi_toro_m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6068376068376" calcext:value-type="float">
            <text:p>1,26068376068376</text:p>
          </table:table-cell>
          <table:table-cell office:value-type="float" office:value="2" calcext:value-type="float">
            <text:p>2</text:p>
          </table:table-cell>
          <table:table-cell office:value-type="float" office:value="2.36207184628237" calcext:value-type="float">
            <text:p>2,36207184628237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u_t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5193312434692" calcext:value-type="float">
            <text:p>0,795193312434692</text:p>
          </table:table-cell>
          <table:table-cell office:value-type="float" office:value="2.03448275862069" calcext:value-type="float">
            <text:p>2,03448275862069</text:p>
          </table:table-cell>
          <table:table-cell office:value-type="float" office:value="3.16756854256854" calcext:value-type="float">
            <text:p>3,16756854256854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k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8840082361016" calcext:value-type="float">
            <text:p>2,68840082361016</text:p>
          </table:table-cell>
          <table:table-cell office:value-type="float" office:value="2.04323953328758" calcext:value-type="float">
            <text:p>2,04323953328758</text:p>
          </table:table-cell>
          <table:table-cell office:value-type="float" office:value="1.51515151515152" calcext:value-type="float">
            <text:p>1,51515151515152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1234911792" calcext:value-type="float">
            <text:p>1,2711234911792</text:p>
          </table:table-cell>
          <table:table-cell office:value-type="float" office:value="2.04549675023213" calcext:value-type="float">
            <text:p>2,04549675023213</text:p>
          </table:table-cell>
          <table:table-cell office:value-type="float" office:value="1.51177398989899" calcext:value-type="float">
            <text:p>1,51177398989899</text:p>
          </table:table-cell>
          <table:table-cell office:value-type="float" office:value="0.64" calcext:value-type="float">
            <text:p>0,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1854655563967" calcext:value-type="float">
            <text:p>0,551854655563967</text:p>
          </table:table-cell>
          <table:table-cell office:value-type="float" office:value="2.05753217259652" calcext:value-type="float">
            <text:p>2,05753217259652</text:p>
          </table:table-cell>
          <table:table-cell office:value-type="float" office:value="4.48545454545455" calcext:value-type="float">
            <text:p>4,4854545454545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eb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1398713826367" calcext:value-type="float">
            <text:p>1,91398713826367</text:p>
          </table:table-cell>
          <table:table-cell office:value-type="float" office:value="2.06832797427653" calcext:value-type="float">
            <text:p>2,06832797427653</text:p>
          </table:table-cell>
          <table:table-cell office:value-type="float" office:value="1.92497341839447" calcext:value-type="float">
            <text:p>1,92497341839447</text:p>
          </table:table-cell>
          <table:table-cell office:value-type="float" office:value="0.76" calcext:value-type="float">
            <text:p>0,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gi_t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563909774436" calcext:value-type="float">
            <text:p>1,25563909774436</text:p>
          </table:table-cell>
          <table:table-cell office:value-type="float" office:value="2.07518796992481" calcext:value-type="float">
            <text:p>2,07518796992481</text:p>
          </table:table-cell>
          <table:table-cell office:value-type="float" office:value="2.47294372294372" calcext:value-type="float">
            <text:p>2,4729437229437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b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72897800776197" calcext:value-type="float">
            <text:p>2,72897800776197</text:p>
          </table:table-cell>
          <table:table-cell office:value-type="float" office:value="2.13842173350582" calcext:value-type="float">
            <text:p>2,13842173350582</text:p>
          </table:table-cell>
          <table:table-cell office:value-type="float" office:value="1.83841991341991" calcext:value-type="float">
            <text:p>1,83841991341991</text:p>
          </table:table-cell>
          <table:table-cell office:value-type="float" office:value="0.84" calcext:value-type="float">
            <text:p>0,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u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955903271693" calcext:value-type="float">
            <text:p>1,76955903271693</text:p>
          </table:table-cell>
          <table:table-cell office:value-type="float" office:value="2.34850640113798" calcext:value-type="float">
            <text:p>2,34850640113798</text:p>
          </table:table-cell>
          <table:table-cell office:value-type="float" office:value="1.87472451790634" calcext:value-type="float">
            <text:p>1,87472451790634</text:p>
          </table:table-cell>
          <table:table-cell office:value-type="float" office:value="0.88" calcext:value-type="float">
            <text:p>0,88</text:p>
          </table:table-cell>
          <table:table-cell/>
        </table:table-row>
      </table:table>
      <table:table table:name="Minor groups" table:style-name="ta1">
        <table:table-column table:style-name="co7" table:default-cell-style-name="Default"/>
        <table:table-row table:style-name="ro1">
          <table:table-cell office:value-type="string" calcext:value-type="string">
            <text:p><text:s text:c="4"/>0:aomono (blue-skinned fish)</text:p>
          </table:table-cell>
        </table:table-row>
        <table:table-row table:style-name="ro1">
          <table:table-cell office:value-type="string" calcext:value-type="string">
            <text:p><text:s text:c="4"/>1:akami (red meat fish)</text:p>
          </table:table-cell>
        </table:table-row>
        <table:table-row table:style-name="ro1">
          <table:table-cell office:value-type="string" calcext:value-type="string">
            <text:p><text:s text:c="4"/>2:shiromi (white-meat fish)</text:p>
          </table:table-cell>
        </table:table-row>
        <table:table-row table:style-name="ro1">
          <table:table-cell office:value-type="string" calcext:value-type="string">
            <text:p><text:s text:c="4"/>3:tare (something like baste; for eel or sea eel)</text:p>
          </table:table-cell>
        </table:table-row>
        <table:table-row table:style-name="ro1">
          <table:table-cell office:value-type="string" calcext:value-type="string">
            <text:p><text:s text:c="4"/>4:clam or shell</text:p>
          </table:table-cell>
        </table:table-row>
        <table:table-row table:style-name="ro1">
          <table:table-cell office:value-type="string" calcext:value-type="string">
            <text:p><text:s text:c="4"/>5:squid or octopus</text:p>
          </table:table-cell>
        </table:table-row>
        <table:table-row table:style-name="ro1">
          <table:table-cell office:value-type="string" calcext:value-type="string">
            <text:p><text:s text:c="4"/>6:shrimp or crab</text:p>
          </table:table-cell>
        </table:table-row>
        <table:table-row table:style-name="ro1">
          <table:table-cell office:value-type="string" calcext:value-type="string">
            <text:p><text:s text:c="4"/>7:roe</text:p>
          </table:table-cell>
        </table:table-row>
        <table:table-row table:style-name="ro1">
          <table:table-cell office:value-type="string" calcext:value-type="string">
            <text:p><text:s text:c="4"/>8:other seafood</text:p>
          </table:table-cell>
        </table:table-row>
        <table:table-row table:style-name="ro1">
          <table:table-cell office:value-type="string" calcext:value-type="string">
            <text:p><text:s text:c="4"/>9:egg</text:p>
          </table:table-cell>
        </table:table-row>
        <table:table-row table:style-name="ro1">
          <table:table-cell office:value-type="string" calcext:value-type="string">
            <text:p><text:s text:c="3"/>10:meat other than fish</text:p>
          </table:table-cell>
        </table:table-row>
        <table:table-row table:style-name="ro1">
          <table:table-cell office:value-type="string" calcext:value-type="string">
            <text:p><text:s text:c="3"/>11:vegetables</text:p>
          </table:table-cell>
        </table:table-row>
      </table:table>
      <table:named-expressions>
        <table:named-range table:name="Sushis" table:base-cell-address="$Sushis.$A$1" table:cell-range-address="$Sushis.$A$1:.$H$101"/>
      </table:named-expressions>
      <table:database-ranges>
        <table:database-range table:name="__Anonymous_Sheet_DB__0" table:target-range-address="Sushis.A1:Sushis.H101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1:22:39.841950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1:25:48.234521087</dc:date>
    <dc:creator>olivier </dc:creator>
    <meta:editing-duration>PT15M59S</meta:editing-duration>
    <meta:editing-cycles>2</meta:editing-cycles>
    <meta:generator>LibreOffice/5.2.7.2$Linux_X86_64 LibreOffice_project/20m0$Build-2</meta:generator>
    <meta:document-statistic meta:table-count="2" meta:cell-count="820" meta:object-count="0"/>
  </office:meta>
</office:document-meta>
</file>